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import RPi.GPIO as GPIO</text:p>
      <text:p text:style-name="P1">import datetime</text:p>
      <text:p text:style-name="P1">import time</text:p>
      <text:p text:style-name="P1"/>
      <text:p text:style-name="P1">#set the gpio pins</text:p>
      <text:p text:style-name="P1">es_ist = 3</text:p>
      <text:p text:style-name="P1">fuenf = 22</text:p>
      <text:p text:style-name="P1">zehn = 2</text:p>
      <text:p text:style-name="P1">viertel = 23</text:p>
      <text:p text:style-name="P1">vor = 19</text:p>
      <text:p text:style-name="P1">nach = 18</text:p>
      <text:p text:style-name="P1">halb = 14</text:p>
      <text:p text:style-name="P1">ein = 25</text:p>
      <text:p text:style-name="P1">uhr = 11</text:p>
      <text:p text:style-name="P1"/>
      <text:p text:style-name="P1"/>
      <text:p text:style-name="P1">#c_and_v = 0</text:p>
      <text:p text:style-name="P1"/>
      <text:p text:style-name="P1">stundeEins = 8</text:p>
      <text:p text:style-name="P1">stundeZwei = 27</text:p>
      <text:p text:style-name="P1">stundeDrei = 7</text:p>
      <text:p text:style-name="P1">stundeVier = 10</text:p>
      <text:p text:style-name="P1">stundeFuenf = 4</text:p>
      <text:p text:style-name="P1">stundeSechs = 15</text:p>
      <text:p text:style-name="P1">stundeSieben = 12</text:p>
      <text:p text:style-name="P1">stundeAcht = 24</text:p>
      <text:p text:style-name="P1">stundeNeun = 9</text:p>
      <text:p text:style-name="P1">stundeZehn = 5</text:p>
      <text:p text:style-name="P1">stundeElf = 17</text:p>
      <text:p text:style-name="P1">stundeZwoelf = 6</text:p>
      <text:p text:style-name="P1"/>
      <text:p text:style-name="P1">#do not change, if you don't know what you do</text:p>
      <text:p text:style-name="P1">gpioPinsHours = [stundeEins,stundeZwei,stundeDrei,stundeVier,stundeFuenf,stundeSechs,stundeSieben,stundeAcht,stundeNeun,stundeZehn,stundeElf,stundeZwoelf,stundeEins,stundeZwei,stundeDrei,stundeVier,stundeFuenf,stundeSechs,stundeSieben,stundeAcht,stundeNeun,stundeZehn,stundeElf,stundeZwoelf]</text:p>
      <text:p text:style-name="P1"/>
      <text:p text:style-name="P1">gpioPinsMinutes = [es_ist,fuenf,zehn,viertel,vor,nach,halb,ein,uhr]</text:p>
      <text:p text:style-name="P1"/>
      <text:p text:style-name="P1">GPIO.setmode(GPIO.BCM)</text:p>
      <text:p text:style-name="P1">GPIO.setup(es_ist, GPIO.OUT)</text:p>
      <text:p text:style-name="P1"/>
      <text:p text:style-name="P1"/>
      <text:p text:style-name="P1">GPIO.setup(fuenf, GPIO.OUT)</text:p>
      <text:p text:style-name="P1">GPIO.setup(zehn, GPIO.OUT)</text:p>
      <text:p text:style-name="P1">GPIO.setup(viertel, GPIO.OUT)</text:p>
      <text:p text:style-name="P1">GPIO.setup(vor, GPIO.OUT)</text:p>
      <text:p text:style-name="P1">GPIO.setup(nach, GPIO.OUT)</text:p>
      <text:p text:style-name="P1">GPIO.setup(halb, GPIO.OUT)</text:p>
      <text:p text:style-name="P1"/>
      <text:p text:style-name="P1">GPIO.setup(ein, GPIO.OUT)</text:p>
      <text:p text:style-name="P1">GPIO.setup(uhr, GPIO.OUT)</text:p>
      <text:p text:style-name="P1"/>
      <text:p text:style-name="P1">GPIO.setup(stundeEins, GPIO.OUT)</text:p>
      <text:p text:style-name="P1">GPIO.setup(stundeZwei, GPIO.OUT)</text:p>
      <text:p text:style-name="P1">GPIO.setup(stundeDrei, GPIO.OUT)</text:p>
      <text:p text:style-name="P1">GPIO.setup(stundeVier, GPIO.OUT)</text:p>
      <text:p text:style-name="P1">GPIO.setup(stundeFuenf, GPIO.OUT)</text:p>
      <text:p text:style-name="P1">GPIO.setup(stundeSechs, GPIO.OUT)</text:p>
      <text:p text:style-name="P1">GPIO.setup(stundeSieben, GPIO.OUT)</text:p>
      <text:p text:style-name="P1">GPIO.setup(stundeAcht, GPIO.OUT)</text:p>
      <text:p text:style-name="P1">GPIO.setup(stundeNeun, GPIO.OUT)</text:p>
      <text:p text:style-name="P1">GPIO.setup(stundeZehn, GPIO.OUT)</text:p>
      <text:p text:style-name="P1">GPIO.setup(stundeElf, GPIO.OUT)</text:p>
      <text:p text:style-name="P1">GPIO.setup(stundeZwoelf, GPIO.OUT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#methods</text:p>
      <text:p text:style-name="P1">def RoundDiv(int_to_round,base=5): <text:s text:c="20"/>#divide with 5 and round</text:p>
      <text:p text:style-name="P1"><text:s text:c="4"/>return int(round(float(int_to_round)/base)) <text:s text:c="7"/>#e.g. 46 is 9</text:p>
      <text:p text:style-name="P1"/>
      <text:p text:style-name="P1">currentMinute = RoundDiv(datetime.datetime.now().minute) <text:s text:c="7"/>#get the current minute and divide it with 5</text:p>
      <text:p text:style-name="P1">currentHour = datetime.datetime.now().hour <text:s text:c="21"/>#get the current hour</text:p>
      <text:p text:style-name="P1"/>
      <text:p text:style-name="P1"/>
      <text:p text:style-name="P1">def TurnOnMinute(minuteToTurnOn, currentHour):</text:p>
      <text:p text:style-name="P1"><text:s text:c="4"/>valueToTwelve = RoundDiv(minuteToTurnOn)</text:p>
      <text:p text:style-name="P1"><text:s text:c="4"/>if (valueToTwelve==0 | valueToTwelve==12): <text:s text:c="5"/>#58-02</text:p>
      <text:p text:style-name="P1"><text:s text:c="8"/>print(datetime.datetime.now(), ": minute: 58-02")</text:p>
      <text:p text:style-name="P1"><text:s text:c="8"/>GPIO.output(fuenf,False)</text:p>
      <text:p text:style-name="P1"><text:s text:c="8"/>GPIO.output(zehn,False)</text:p>
      <text:p text:style-name="P1"><text:s text:c="8"/>GPIO.output(viertel,False)</text:p>
      <text:p text:style-name="P1"><text:s text:c="8"/>GPIO.output(vor,False)</text:p>
      <text:p text:style-name="P1"><text:s text:c="8"/>GPIO.output(nach,False)</text:p>
      <text:p text:style-name="P1"><text:s text:c="8"/>GPIO.output(halb,False)</text:p>
      <text:p text:style-name="P1"><text:s text:c="8"/>CheckHourPlusOne(currentHour)</text:p>
      <text:p text:style-name="P1"><text:s text:c="4"/>if (valueToTwelve==1): <text:s text:c="5"/>#03-07</text:p>
      <text:p text:style-name="P1"><text:s text:c="8"/>print(datetime.datetime.now(), ": minute: 03-07")</text:p>
      <text:p text:style-name="P1"><text:s text:c="8"/>GPIO.output(fuenf,True)</text:p>
      <text:p text:style-name="P1"><text:s text:c="8"/>GPIO.output(zehn,False)</text:p>
      <text:p text:style-name="P1"><text:s text:c="8"/>GPIO.output(viertel,False)</text:p>
      <text:p text:style-name="P1"><text:s text:c="8"/>GPIO.output(vor,False)</text:p>
      <text:p text:style-name="P1"><text:s text:c="8"/>GPIO.output(nach,True)</text:p>
      <text:p text:style-name="P1"><text:s text:c="8"/>GPIO.output(halb,False)</text:p>
      <text:p text:style-name="P1"><text:s text:c="8"/>CheckHour(currentHour)</text:p>
      <text:p text:style-name="P1"><text:s text:c="4"/>if (valueToTwelve==2): <text:s text:c="5"/>#08-12</text:p>
      <text:p text:style-name="P1"><text:s text:c="8"/>print(datetime.datetime.now(), ": minute: 08-12")</text:p>
      <text:p text:style-name="P1"><text:s text:c="8"/>GPIO.output(fuenf,False)</text:p>
      <text:p text:style-name="P1"><text:s text:c="8"/>GPIO.output(zehn,True)</text:p>
      <text:p text:style-name="P1"><text:s text:c="8"/>GPIO.output(viertel,False)</text:p>
      <text:p text:style-name="P1"><text:s text:c="8"/>GPIO.output(vor,False)</text:p>
      <text:p text:style-name="P1"><text:s text:c="8"/>GPIO.output(nach,True)</text:p>
      <text:p text:style-name="P1"><text:s text:c="8"/>GPIO.output(halb,False)</text:p>
      <text:p text:style-name="P1"><text:s text:c="8"/>CheckHour(currentHour)</text:p>
      <text:p text:style-name="P1"><text:s text:c="4"/>if (valueToTwelve==3): <text:s text:c="5"/>#13-17</text:p>
      <text:p text:style-name="P1"><text:s text:c="8"/>print(datetime.datetime.now(), ": minute: 13-17")</text:p>
      <text:p text:style-name="P1"><text:s text:c="8"/>GPIO.output(fuenf,False)</text:p>
      <text:p text:style-name="P1"><text:s text:c="8"/>GPIO.output(zehn,False)</text:p>
      <text:p text:style-name="P1"><text:s text:c="8"/>GPIO.output(viertel,True)</text:p>
      <text:p text:style-name="P1"><text:s text:c="8"/>GPIO.output(vor,False)</text:p>
      <text:p text:style-name="P1"><text:s text:c="8"/>GPIO.output(nach,True)</text:p>
      <text:p text:style-name="P1"><text:s text:c="8"/>GPIO.output(halb,False)</text:p>
      <text:p text:style-name="P1"><text:s text:c="8"/>CheckHour(currentHour)</text:p>
      <text:p text:style-name="P1"><text:s text:c="4"/>if (valueToTwelve==4): <text:s text:c="5"/>#18-22</text:p>
      <text:p text:style-name="P1"><text:s text:c="8"/>print(datetime.datetime.now(), ": minute: 18-22")</text:p>
      <text:p text:style-name="P1"><text:s text:c="8"/>GPIO.output(fuenf,False)</text:p>
      <text:p text:style-name="P1"><text:s text:c="8"/>GPIO.output(zehn,True)</text:p>
      <text:p text:style-name="P1"><text:s text:c="8"/>GPIO.output(viertel,False)</text:p>
      <text:p text:style-name="P1"><text:s text:c="8"/>GPIO.output(vor,True)</text:p>
      <text:p text:style-name="P1"><text:s text:c="8"/>GPIO.output(nach,False)</text:p>
      <text:p text:style-name="P1"><text:s text:c="8"/>GPIO.output(halb,True)</text:p>
      <text:p text:style-name="P1"><text:s text:c="8"/>CheckHourPlusOne(currentHour)</text:p>
      <text:p text:style-name="P1"><text:s text:c="4"/>if (valueToTwelve==5): <text:s text:c="5"/>#23-27</text:p>
      <text:p text:style-name="P1"><text:s text:c="8"/>print(datetime.datetime.now(), ": minute: 23-27")</text:p>
      <text:p text:style-name="P1"><text:s text:c="8"/>GPIO.output(fuenf,True)</text:p>
      <text:p text:style-name="P1"><text:s text:c="8"/>GPIO.output(zehn,False)</text:p>
      <text:p text:style-name="P1"><text:s text:c="8"/>GPIO.output(viertel,False)</text:p>
      <text:p text:style-name="P1"><text:s text:c="8"/>GPIO.output(vor,True)</text:p>
      <text:p text:style-name="P1"><text:s text:c="8"/>GPIO.output(nach,False)</text:p>
      <text:p text:style-name="P1"><text:s text:c="8"/>GPIO.output(halb,True)</text:p>
      <text:p text:style-name="P1"><text:s text:c="8"/>CheckHourPlusOne(currentHour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 text:c="4"/>if (valueToTwelve==6): <text:s text:c="5"/>#28-32</text:p>
      <text:p text:style-name="P1"><text:s text:c="8"/>print(datetime.datetime.now(), ": minute: 28-32")</text:p>
      <text:p text:style-name="P1"><text:s text:c="8"/>GPIO.output(fuenf,False)</text:p>
      <text:p text:style-name="P1"><text:s text:c="8"/>GPIO.output(zehn,False)</text:p>
      <text:p text:style-name="P1"><text:s text:c="8"/>GPIO.output(viertel,False)</text:p>
      <text:p text:style-name="P1"><text:s text:c="8"/>GPIO.output(vor,False)</text:p>
      <text:p text:style-name="P1"><text:s text:c="8"/>GPIO.output(nach,False)</text:p>
      <text:p text:style-name="P1"><text:s text:c="8"/>GPIO.output(halb,True)</text:p>
      <text:p text:style-name="P1"><text:s text:c="8"/>CheckHourPlusOne(currentHour)</text:p>
      <text:p text:style-name="P1"><text:s text:c="4"/>if (valueToTwelve==7): <text:s text:c="5"/>#33-37</text:p>
      <text:p text:style-name="P1"><text:s text:c="8"/>print(datetime.datetime.now(), ": minute: 33-37")</text:p>
      <text:p text:style-name="P1"><text:s text:c="8"/>GPIO.output(fuenf,True)</text:p>
      <text:p text:style-name="P1"><text:s text:c="8"/>GPIO.output(zehn,False)</text:p>
      <text:p text:style-name="P1"><text:s text:c="8"/>GPIO.output(viertel,False)</text:p>
      <text:p text:style-name="P1"><text:s text:c="8"/>GPIO.output(vor,False)</text:p>
      <text:p text:style-name="P1"><text:s text:c="8"/>GPIO.output(nach,True)</text:p>
      <text:p text:style-name="P1"><text:s text:c="8"/>GPIO.output(halb,True)</text:p>
      <text:p text:style-name="P1"><text:s text:c="8"/>CheckHourPlusOne(currentHour)</text:p>
      <text:p text:style-name="P1"><text:s text:c="4"/>if (valueToTwelve==8): <text:s text:c="5"/>#38-42</text:p>
      <text:p text:style-name="P1"><text:s text:c="8"/>print(datetime.datetime.now(), ": minute: 38-42")</text:p>
      <text:p text:style-name="P1"><text:s text:c="8"/>GPIO.output(fuenf,False)</text:p>
      <text:p text:style-name="P1"><text:s text:c="8"/>GPIO.output(zehn,True)</text:p>
      <text:p text:style-name="P1"><text:s text:c="8"/>GPIO.output(viertel,False)</text:p>
      <text:p text:style-name="P1"><text:s text:c="8"/>GPIO.output(vor,False)</text:p>
      <text:p text:style-name="P1"><text:s text:c="8"/>GPIO.output(nach,True)</text:p>
      <text:p text:style-name="P1"><text:s text:c="8"/>GPIO.output(halb,True)</text:p>
      <text:p text:style-name="P1"><text:s text:c="8"/>CheckHourPlusOne(currentHour)</text:p>
      <text:p text:style-name="P1"><text:s text:c="4"/>if (valueToTwelve==9): <text:s text:c="5"/>#43-47</text:p>
      <text:p text:style-name="P1"><text:s text:c="8"/>print(datetime.datetime.now(), ": minute: 43-47")</text:p>
      <text:p text:style-name="P1"><text:s text:c="8"/>GPIO.output(fuenf,False)</text:p>
      <text:p text:style-name="P1"><text:s text:c="8"/>GPIO.output(zehn,False)</text:p>
      <text:p text:style-name="P1"><text:s text:c="8"/>GPIO.output(viertel,True)</text:p>
      <text:p text:style-name="P1"><text:s text:c="8"/>GPIO.output(vor,True)</text:p>
      <text:p text:style-name="P1"><text:s text:c="8"/>GPIO.output(nach,False)</text:p>
      <text:p text:style-name="P1"><text:s text:c="8"/>GPIO.output(halb,False)</text:p>
      <text:p text:style-name="P1"><text:s text:c="8"/>CheckHourPlusOne(currentHour)</text:p>
      <text:p text:style-name="P1"><text:s text:c="4"/>if (valueToTwelve==10): <text:s text:c="5"/>#48-52</text:p>
      <text:p text:style-name="P1"><text:s text:c="8"/>print(datetime.datetime.now(), ": minute: 48-52")</text:p>
      <text:p text:style-name="P1"><text:s text:c="8"/>GPIO.output(fuenf,False)</text:p>
      <text:p text:style-name="P1"><text:s text:c="8"/>GPIO.output(zehn,True)</text:p>
      <text:p text:style-name="P1"><text:s text:c="8"/>GPIO.output(viertel,False)</text:p>
      <text:p text:style-name="P1"><text:s text:c="8"/>GPIO.output(vor,True)</text:p>
      <text:p text:style-name="P1"><text:s text:c="8"/>GPIO.output(nach,False)</text:p>
      <text:p text:style-name="P1"><text:s text:c="8"/>GPIO.output(halb,False)</text:p>
      <text:p text:style-name="P1"><text:s text:c="8"/>CheckHourPlusOne(currentHour)</text:p>
      <text:p text:style-name="P1"><text:s text:c="4"/>if (valueToTwelve==11): <text:s text:c="5"/>#53-57</text:p>
      <text:p text:style-name="P1"><text:s text:c="8"/>print(datetime.datetime.now(), ": minute: 53-57")</text:p>
      <text:p text:style-name="P1"><text:s text:c="8"/>GPIO.output(fuenf,True)</text:p>
      <text:p text:style-name="P1"><text:s text:c="8"/>GPIO.output(zehn,False)</text:p>
      <text:p text:style-name="P1"><text:s text:c="8"/>GPIO.output(viertel,False)</text:p>
      <text:p text:style-name="P1"><text:s text:c="8"/>GPIO.output(vor,True)</text:p>
      <text:p text:style-name="P1"><text:s text:c="8"/>GPIO.output(nach,False)</text:p>
      <text:p text:style-name="P1"><text:s text:c="8"/>GPIO.output(halb,False)</text:p>
      <text:p text:style-name="P1"><text:s text:c="8"/>CheckHourPlusOne(currentHour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ef CheckHour(currentHour):</text:p>
      <text:p text:style-name="P1"><text:s text:c="4"/>#begin logic for hours</text:p>
      <text:p text:style-name="P1"><text:s text:c="4"/>currentH = datetime.datetime.now().hour</text:p>
      <text:p text:style-name="P1"><text:s text:c="4"/>if currentHour == currentH:</text:p>
      <text:p text:style-name="P1"><text:s text:c="8"/>print(datetime.datetime.now(), ": don't change Hour, because it is already up to date: ", datetime.datetime.now().hour)</text:p>
      <text:p text:style-name="P1"><text:s text:c="4"/>else:</text:p>
      <text:p text:style-name="P1"><text:s text:c="8"/>TurnOnHour(currentH)</text:p>
      <text:p text:style-name="P1"><text:s text:c="8"/>print(datetime.datetime.now(), ": try to turn on hour: ",currentH," Try to turn off hour: <text:s/>", currentHour)</text:p>
      <text:p text:style-name="P1"><text:s text:c="4"/>#end logic for hours</text:p>
      <text:p text:style-name="P1"/>
      <text:p text:style-name="P1">def CheckHourPlusOne(currentHour):</text:p>
      <text:p text:style-name="P1"><text:s text:c="4"/>#begin logic for hours</text:p>
      <text:p text:style-name="P1"><text:s text:c="4"/>currentH = datetime.datetime.now().hour</text:p>
      <text:p text:style-name="P1"><text:s text:c="4"/>if currentHour == currentH+1:</text:p>
      <text:p text:style-name="P1"><text:s text:c="8"/>print(datetime.datetime.now(), ": don't change Hour, because it is already up to date: ", datetime.datetime.now().hour)</text:p>
      <text:p text:style-name="P1"><text:s text:c="4"/>else:</text:p>
      <text:p text:style-name="P1"><text:s text:c="8"/>TurnOnHour(currentH+1)</text:p>
      <text:p text:style-name="P1"><text:s text:c="8"/>print(datetime.datetime.now(), ": try to turn on hour: ",currentH+1," Try to turn off hour: <text:s/>", currentHour)</text:p>
      <text:p text:style-name="P1"><text:s text:c="4"/>#end logic for hours</text:p>
      <text:p text:style-name="P1"/>
      <text:p text:style-name="P1">def TurnOnHour(hourToTurnOn):</text:p>
      <text:p text:style-name="P1"><text:s text:c="4"/>if (hourToTurnOn == 0):</text:p>
      <text:p text:style-name="P1"><text:s text:c="8"/>print(datetime.datetime.now(), ": exception hourtoturn on is zero: <text:s/>set hour to: ", hourToTurnOn)</text:p>
      <text:p text:style-name="P1"><text:s text:c="8"/>TurnOffAllHoursExcept(23)</text:p>
      <text:p text:style-name="P1"><text:s text:c="4"/>else:</text:p>
      <text:p text:style-name="P1"><text:s text:c="8"/>print(datetime.datetime.now(), ": set hour to: ", hourToTurnOn)</text:p>
      <text:p text:style-name="P1"><text:s text:c="8"/>TurnOffAllHoursExcept(hourToTurnOn-1)</text:p>
      <text:p text:style-name="P1"/>
      <text:p text:style-name="P1">def TurnOffAllHoursExcept(currentHour):</text:p>
      <text:p text:style-name="P1"><text:s text:c="4"/>for i in range (0,24):</text:p>
      <text:p text:style-name="P1"><text:s text:c="8"/>if(i != currentHour):</text:p>
      <text:p text:style-name="P1"><text:s text:c="12"/>GPIO.output(gpioPinsHours[i],False)</text:p>
      <text:p text:style-name="P1"><text:s text:c="12"/>print(datetime.datetime.now(), ": turn off hour: ", i+1)</text:p>
      <text:p text:style-name="P1"><text:s text:c="4"/>GPIO.output(gpioPinsHours[currentHour],True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#program starts</text:p>
      <text:p text:style-name="P1">try:</text:p>
      <text:p text:style-name="P1"><text:s text:c="4"/>for i in range (0,12):</text:p>
      <text:p text:style-name="P1"><text:s text:c="8"/>GPIO.output(gpioPinsHours[i],True)</text:p>
      <text:p text:style-name="P1"><text:s text:c="8"/>print(i+1)</text:p>
      <text:p text:style-name="P1"><text:s text:c="8"/>time.sleep(1)</text:p>
      <text:p text:style-name="P1"><text:s text:c="8"/>GPIO.output(gpioPinsHours[i],False)</text:p>
      <text:p text:style-name="P1"/>
      <text:p text:style-name="P1"><text:s text:c="4"/>for i in range (0,8):</text:p>
      <text:p text:style-name="P1"><text:s text:c="8"/>GPIO.output(gpioPinsMinutes[i],True)</text:p>
      <text:p text:style-name="P1"><text:s text:c="8"/>time.sleep(1)</text:p>
      <text:p text:style-name="P1"><text:s text:c="8"/>GPIO.output(gpioPinsMinutes[i],False)</text:p>
      <text:p text:style-name="P1"><text:s text:c="4"/></text:p>
      <text:p text:style-name="P1"><text:tab/></text:p>
      <text:p text:style-name="P1"><text:s text:c="4"/>for p in range (0,1):</text:p>
      <text:p text:style-name="P1"><text:s text:c="4"/><text:tab/>for i in range (0,12):</text:p>
      <text:p text:style-name="P1"><text:s text:c="12"/>GPIO.output(gpioPinsHours[i],True)</text:p>
      <text:p text:style-name="P1"><text:s text:c="12"/>print(i+1)</text:p>
      <text:p text:style-name="P1"><text:s text:c="12"/>time.sleep(0.05)</text:p>
      <text:p text:style-name="P1"><text:s text:c="12"/>GPIO.output(gpioPinsHours[i],False)</text:p>
      <text:p text:style-name="P1"/>
      <text:p text:style-name="P1"><text:s text:c="8"/>for i in range (0,8):</text:p>
      <text:p text:style-name="P1"><text:s text:c="12"/>GPIO.output(gpioPinsMinutes[i],True)</text:p>
      <text:p text:style-name="P1"><text:s text:c="12"/>time.sleep(0.05)</text:p>
      <text:p text:style-name="P1"><text:s text:c="12"/>GPIO.output(gpioPinsMinutes[i],False) <text:s text:c="3"/></text:p>
      <text:p text:style-name="P1"/>
      <text:p text:style-name="P1"><text:s text:c="4"/>GPIO.output(es_ist, True)</text:p>
      <text:p text:style-name="P1"><text:s text:c="4"/>print(datetime.datetime.now(), ': initially set time to minute', datetime.datetime.now().minute)</text:p>
      <text:p text:style-name="P1"><text:s text:c="4"/>TurnOnMinute(datetime.datetime.now().minute, 0)</text:p>
      <text:p text:style-name="P1"><text:s text:c="4"/>#TurnOnHour(datetime.datetime.now().hour, 0)</text:p>
      <text:p text:style-name="P1"><text:s text:c="4"/>while True:</text:p>
      <text:p text:style-name="P1"><text:s text:c="8"/>#logic for minutes</text:p>
      <text:p text:style-name="P1"><text:s text:c="8"/>if RoundDiv(datetime.datetime.now().minute) == currentMinute: #if now is same as last check, do nothing</text:p>
      <text:p text:style-name="P1"><text:s text:c="12"/>print(datetime.datetime.now(), ': sleep')</text:p>
      <text:p text:style-name="P1"><text:s text:c="8"/>else:</text:p>
      <text:p text:style-name="P1"><text:s text:c="12"/>currentMinute = RoundDiv(datetime.datetime.now().minute)</text:p>
      <text:p text:style-name="P1"><text:s text:c="12"/>print(datetime.datetime.now(), ': set time to minute', datetime.datetime.now().minute)</text:p>
      <text:p text:style-name="P1"><text:s text:c="12"/>TurnOnMinute(datetime.datetime.now().minute, currentHour)</text:p>
      <text:p text:style-name="P1"><text:s text:c="8"/>#end logic for minutes</text:p>
      <text:p text:style-name="P1"><text:s text:c="8"/>time.sleep(30)</text:p>
      <text:p text:style-name="P1"/>
      <text:p text:style-name="P1">finally:</text:p>
      <text:p text:style-name="P1"><text:s text:c="4"/>for i in range(0,23):</text:p>
      <text:p text:style-name="P1"><text:s text:c="8"/>GPIO.output(gpioPinsHours[i], False)</text:p>
      <text:p text:style-name="P1"><text:s text:c="4"/>GPIO.output(22,False)</text:p>
      <text:p text:style-name="P1"><text:s text:c="4"/>for i in range(0,8):</text:p>
      <text:p text:style-name="P1"><text:s text:c="8"/>GPIO.output(gpioPinsHours[i], False)</text:p>
      <text:p text:style-name="P1">GPIO.cleanup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4:40:50.383539558</meta:creation-date>
    <dc:date>2018-09-28T14:44:21.428314908</dc:date>
    <meta:editing-duration>PT23S</meta:editing-duration>
    <meta:editing-cycles>1</meta:editing-cycles>
    <meta:document-statistic meta:table-count="0" meta:image-count="0" meta:object-count="0" meta:page-count="5" meta:paragraph-count="241" meta:word-count="599" meta:character-count="8683" meta:non-whitespace-character-count="6903"/>
    <meta:generator>LibreOffice/6.1.1.2$Linux_X86_64 LibreOffice_project/10$Build-2</meta:generator>
  </office:meta>
</office:document-meta>
</file>